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ScriptUtils.retrieveEngineByName( ScriptEngineManager scriptEngineManager , String engin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tandardScriptUtils.getBindings( Map &lt; String , Object &gt; bind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